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400000004020E0B7192A8E8C4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19.99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6.78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9.7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text-position="super 58%" style:font-size-complex="6.80000019073486pt"/>
    </style:style>
    <style:style style:name="T4" style:family="text">
      <style:text-properties fo:font-style="normal" style:font-name-asian="FreeSans" style:font-size-asian="12pt" style:font-style-asian="normal" style:font-style-complex="normal"/>
    </style:style>
    <style:style style:name="T5" style:family="text">
      <style:text-properties fo:font-style="normal" style:font-size-asian="12pt" style:font-style-asian="normal" style:font-style-complex="normal" style:font-name-asian="Gill Sans MT"/>
    </style:style>
    <style:style style:name="T6" style:family="text">
      <style:text-properties fo:font-style="normal" style:font-size-asian="12pt" style:font-style-asian="normal" style:font-style-complex="normal" fo:font-size="12pt" style:font-name-asian="Gill Sans MT"/>
    </style:style>
    <style:style style:name="T7" style:family="text">
      <style:text-properties fo:font-style="normal" style:font-size-asian="12pt" style:font-style-asian="normal" style:font-style-complex="normal" style:font-name-asian="FreeSans"/>
    </style:style>
    <style:style style:name="T8" style:family="text">
      <style:text-properties fo:font-style="normal" style:font-name-asian="FreeSans" style:font-size-asian="12pt" style:font-style-asian="normal" style:font-style-complex="normal"/>
    </style:style>
    <style:style style:name="T9" style:family="text">
      <style:text-properties fo:font-style="normal" style:font-name-asian="Gill Sans MT" style:font-size-asian="12pt" style:font-style-asian="normal" style:font-style-complex="normal"/>
    </style:style>
  </office:automatic-styles>
  <office:body>
    <office:spreadsheet>
      <table:tracked-changes>
        <table:cell-content-change table:id="ct1">
          <table:cell-address table:column="5" table:row="10" table:table="2"/>
          <office:change-info>
            <dc:creator> </dc:creator>
            <dc:date>2017-04-19T11:20:40.892432993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">
          <table:cell-address table:column="0" table:row="14" table:table="2"/>
          <office:change-info>
            <dc:creator> </dc:creator>
            <dc:date>2017-04-19T11:21:08.321882257</dc:date>
          </office:change-info>
          <table:previous>
            <table:change-track-table-cell/>
          </table:previous>
        </table:cell-content-change>
        <table:cell-content-change table:id="ct3">
          <table:cell-address table:column="1" table:row="14" table:table="2"/>
          <office:change-info>
            <dc:creator> </dc:creator>
            <dc:date>2017-04-19T11:21:29.156313524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14" table:table="2"/>
          <office:change-info>
            <dc:creator> </dc:creator>
            <dc:date>2017-04-19T11:23:24.710281774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14" table:table="2"/>
          <office:change-info>
            <dc:creator> </dc:creator>
            <dc:date>2017-04-19T11:23:31.551803475</dc:date>
          </office:change-info>
          <table:previous table:id="ct4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6">
          <table:cell-address table:column="2" table:row="14" table:table="2"/>
          <office:change-info>
            <dc:creator> </dc:creator>
            <dc:date>2017-04-19T11:24:07.246749293</dc:date>
          </office:change-info>
          <table:previous table:id="ct5">
            <table:change-track-table-cell office:value-type="string">
              <text:p>This requirement appears in multiple places (also in Phase 4) yet isn’t specified precisely.Does this requirement include enhancing WMT’s educational value?</text:p>
            </table:change-track-table-cell>
          </table:previous>
        </table:cell-content-change>
        <table:cell-content-change table:id="ct7">
          <table:cell-address table:column="0" table:row="19" table:table="4"/>
          <office:change-info>
            <dc:creator> </dc:creator>
            <dc:date>2017-04-19T11:27:01.511732086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19" table:table="4"/>
          <office:change-info>
            <dc:creator> </dc:creator>
            <dc:date>2017-04-19T11:27:06.842416046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19" table:table="4"/>
          <office:change-info>
            <dc:creator> </dc:creator>
            <dc:date>2017-04-19T11:28:28.981315342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19" table:table="4"/>
          <office:change-info>
            <dc:creator> </dc:creator>
            <dc:date>2017-04-19T11:28:30.813252089</dc:date>
          </office:change-info>
          <table:previous>
            <table:change-track-table-cell/>
          </table:previous>
        </table:cell-content-change>
        <table:cell-content-change table:id="ct11">
          <table:cell-address table:column="4" table:row="19" table:table="4"/>
          <office:change-info>
            <dc:creator> </dc:creator>
            <dc:date>2017-04-19T11:28:33.972419898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19" table:table="4"/>
          <office:change-info>
            <dc:creator> </dc:creator>
            <dc:date>2017-04-19T11:28:37.948995130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20" table:table="4"/>
          <office:change-info>
            <dc:creator> </dc:creator>
            <dc:date>2017-04-19T11:28:55.246869666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20" table:table="4"/>
          <office:change-info>
            <dc:creator> </dc:creator>
            <dc:date>2017-04-19T11:29:10.893952262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19" table:table="4"/>
          <office:change-info>
            <dc:creator> </dc:creator>
            <dc:date>2017-04-19T11:29:28.325728898</dc:date>
          </office:change-info>
          <table:previous table:id="ct9">
            <table:change-track-table-cell office:value-type="string">
              <text:p>A functional overview diagram of how the river control system works shall be provided.</text:p>
            </table:change-track-table-cell>
          </table:previous>
        </table:cell-content-change>
        <table:cell-content-change table:id="ct16">
          <table:cell-address table:column="2" table:row="20" table:table="4"/>
          <office:change-info>
            <dc:creator> </dc:creator>
            <dc:date>2017-04-19T11:30:24.597562290</dc:date>
          </office:change-info>
          <table:previous>
            <table:change-track-table-cell/>
          </table:previous>
        </table:cell-content-change>
        <table:cell-content-change table:id="ct17">
          <table:cell-address table:column="3" table:row="20" table:table="4"/>
          <office:change-info>
            <dc:creator> </dc:creator>
            <dc:date>2017-04-19T11:30:31.239172790</dc:date>
          </office:change-info>
          <table:previous>
            <table:change-track-table-cell/>
          </table:previous>
        </table:cell-content-change>
        <table:cell-content-change table:id="ct18">
          <table:cell-address table:column="4" table:row="20" table:table="4"/>
          <office:change-info>
            <dc:creator> </dc:creator>
            <dc:date>2017-04-19T11:30:38.732231255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20" table:table="4"/>
          <office:change-info>
            <dc:creator> </dc:creator>
            <dc:date>2017-04-19T11:30:44.283563267</dc:date>
          </office:change-info>
          <table:previous>
            <table:change-track-table-cell/>
          </table:previous>
        </table:cell-content-change>
        <table:insertion table:id="ct20" table:type="row" table:position="13" table:table="4">
          <office:change-info>
            <dc:creator> </dc:creator>
            <dc:date>2017-04-19T11:31:44.167862562</dc:date>
          </office:change-info>
          <table:dependencies>
            <table:dependency table:id="ct42"/>
            <table:dependency table:id="ct26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>
          <table:cell-address table:column="0" table:row="13" table:table="4"/>
          <office:change-info>
            <dc:creator> </dc:creator>
            <dc:date>2017-04-19T11:32:03.464804193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13" table:table="4"/>
          <office:change-info>
            <dc:creator> </dc:creator>
            <dc:date>2017-04-19T11:32:12.145341284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13" table:table="4"/>
          <office:change-info>
            <dc:creator> </dc:creator>
            <dc:date>2017-04-19T11:32:55.368111014</dc:date>
          </office:change-info>
          <table:previous>
            <table:change-track-table-cell/>
          </table:previous>
        </table:cell-content-change>
        <table:cell-content-change table:id="ct24">
          <table:cell-address table:column="3" table:row="13" table:table="4"/>
          <office:change-info>
            <dc:creator> </dc:creator>
            <dc:date>2017-04-19T11:32:57.553896889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3" table:table="4"/>
          <office:change-info>
            <dc:creator> </dc:creator>
            <dc:date>2017-04-19T11:33:00.867724197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13" table:table="4"/>
          <office:change-info>
            <dc:creator> </dc:creator>
            <dc:date>2017-04-19T11:33:05.236517648</dc:date>
          </office:change-info>
          <table:previous>
            <table:change-track-table-cell/>
          </table:previous>
        </table:cell-content-change>
        <table:insertion table:id="ct27" table:type="row" table:position="14" table:table="4">
          <office:change-info>
            <dc:creator> </dc:creator>
            <dc:date>2017-04-19T11:33:15.801941335</dc:date>
          </office:change-info>
          <table:dependencies>
            <table:dependency table:id="ct73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</table:dependencies>
        </table:insertion>
        <table:cell-content-change table:id="ct28">
          <table:cell-address table:column="0" table:row="14" table:table="4"/>
          <office:change-info>
            <dc:creator> </dc:creator>
            <dc:date>2017-04-19T11:33:19.600951720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4" table:table="4"/>
          <office:change-info>
            <dc:creator> </dc:creator>
            <dc:date>2017-04-19T11:33:23.996004167</dc:date>
          </office:change-info>
          <table:previous>
            <table:change-track-table-cell/>
          </table:previous>
        </table:cell-content-change>
        <table:cell-content-change table:id="ct30">
          <table:cell-address table:column="2" table:row="14" table:table="4"/>
          <office:change-info>
            <dc:creator> </dc:creator>
            <dc:date>2017-04-19T11:34:11.747136247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14" table:table="4"/>
          <office:change-info>
            <dc:creator> </dc:creator>
            <dc:date>2017-04-19T11:34:14.306358998</dc:date>
          </office:change-info>
          <table:previous>
            <table:change-track-table-cell/>
          </table:previous>
        </table:cell-content-change>
        <table:cell-content-change table:id="ct32">
          <table:cell-address table:column="4" table:row="14" table:table="4"/>
          <office:change-info>
            <dc:creator> </dc:creator>
            <dc:date>2017-04-19T11:34:19.085368399</dc:date>
          </office:change-info>
          <table:previous>
            <table:change-track-table-cell/>
          </table:previous>
        </table:cell-content-change>
        <table:cell-content-change table:id="ct33">
          <table:cell-address table:column="5" table:row="14" table:table="4"/>
          <office:change-info>
            <dc:creator> </dc:creator>
            <dc:date>2017-04-19T11:34:22.682273067</dc:date>
          </office:change-info>
          <table:previous>
            <table:change-track-table-cell/>
          </table:previous>
        </table:cell-content-change>
        <table:insertion table:id="ct34" table:type="row" table:position="15" table:table="4">
          <office:change-info>
            <dc:creator> </dc:creator>
            <dc:date>2017-04-19T11:34:27.850824157</dc:date>
          </office:change-info>
          <table:dependencies>
            <table:dependency table:id="ct50"/>
            <table:dependency table:id="ct43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</table:dependencies>
        </table:insertion>
        <table:cell-content-change table:id="ct35">
          <table:cell-address table:column="0" table:row="15" table:table="4"/>
          <office:change-info>
            <dc:creator> </dc:creator>
            <dc:date>2017-04-19T11:34:31.506518109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15" table:table="4"/>
          <office:change-info>
            <dc:creator> </dc:creator>
            <dc:date>2017-04-19T11:34:37.460461697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5" table:table="4"/>
          <office:change-info>
            <dc:creator> </dc:creator>
            <dc:date>2017-04-19T11:35:12.010938781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15" table:table="4"/>
          <office:change-info>
            <dc:creator> </dc:creator>
            <dc:date>2017-04-19T11:35:22.851531363</dc:date>
          </office:change-info>
          <table:previous table:id="ct37">
            <table:change-track-table-cell office:value-type="string">
              <text:p>The GUI shall offer full manual override features in an easily accessible place for the event of a software failure.</text:p>
            </table:change-track-table-cell>
          </table:previous>
        </table:cell-content-change>
        <table:cell-content-change table:id="ct39">
          <table:cell-address table:column="3" table:row="15" table:table="4"/>
          <office:change-info>
            <dc:creator> </dc:creator>
            <dc:date>2017-04-19T11:35:27.975986404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5" table:table="4"/>
          <office:change-info>
            <dc:creator> </dc:creator>
            <dc:date>2017-04-19T11:35:32.897174145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15" table:table="4"/>
          <office:change-info>
            <dc:creator> </dc:creator>
            <dc:date>2017-04-19T11:35:38.120976338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3" table:table="4"/>
          <office:change-info>
            <dc:creator> </dc:creator>
            <dc:date>2017-04-19T11:35:45.194655663</dc:date>
          </office:change-info>
          <table:previous table:id="ct25">
            <table:change-track-table-cell office:value-type="string">
              <text:p>Desirable</text:p>
            </table:change-track-table-cell>
          </table:previous>
        </table:cell-content-change>
        <table:cell-content-change table:id="ct43">
          <table:cell-address table:column="2" table:row="15" table:table="4"/>
          <office:change-info>
            <dc:creator> </dc:creator>
            <dc:date>2017-04-19T11:36:20.614994834</dc:date>
          </office:change-info>
          <table:previous table:id="ct38">
            <table:change-track-table-cell office:value-type="string">
              <text:p>The GUI shall offer full manual override features for use in the event of a software failure.</text:p>
            </table:change-track-table-cell>
          </table:previous>
        </table:cell-content-change>
        <table:cell-content-change table:id="ct44">
          <table:cell-address table:column="2" table:row="10" table:table="4"/>
          <office:change-info>
            <dc:creator> </dc:creator>
            <dc:date>2017-04-19T11:36:36.908656642</dc:date>
          </office:change-info>
          <table:previous>
            <table:change-track-table-cell office:value-type="string">
              <text:p>The system shall allow for manual override of the controlling functions.</text:p>
            </table:change-track-table-cell>
          </table:previous>
        </table:cell-content-change>
        <table:cell-content-change table:id="ct45">
          <table:cell-address table:column="2" table:row="8" table:table="4"/>
          <office:change-info>
            <dc:creator> </dc:creator>
            <dc:date>2017-04-19T11:36:54.864824352</dc:date>
          </office:change-info>
          <table:previous>
            <table:change-track-table-cell office:value-type="string">
              <text:p><text:span text:style-name="T8">The system shall provide a <text:s/></text:span><text:span text:style-name="T9">fully automated control for all aspects of the river system.</text:span></text:p>
            </table:change-track-table-cell>
          </table:previous>
        </table:cell-content-change>
        <table:insertion table:id="ct46" table:type="row" table:position="16" table:table="4">
          <office:change-info>
            <dc:creator> </dc:creator>
            <dc:date>2017-04-19T11:37:40.608379513</dc:date>
          </office:change-info>
          <table:dependencies>
            <table:dependency table:id="ct53"/>
            <table:dependency table:id="ct52"/>
            <table:dependency table:id="ct51"/>
            <table:dependency table:id="ct49"/>
            <table:dependency table:id="ct48"/>
            <table:dependency table:id="ct47"/>
          </table:dependencies>
        </table:insertion>
        <table:cell-content-change table:id="ct47">
          <table:cell-address table:column="0" table:row="16" table:table="4"/>
          <office:change-info>
            <dc:creator> </dc:creator>
            <dc:date>2017-04-19T11:37:44.114538274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16" table:table="4"/>
          <office:change-info>
            <dc:creator> </dc:creator>
            <dc:date>2017-04-19T11:37:49.814923316</dc:date>
          </office:change-info>
          <table:previous>
            <table:change-track-table-cell/>
          </table:previous>
        </table:cell-content-change>
        <table:cell-content-change table:id="ct49">
          <table:cell-address table:column="2" table:row="16" table:table="4"/>
          <office:change-info>
            <dc:creator> </dc:creator>
            <dc:date>2017-04-19T11:38:37.615676368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15" table:table="4"/>
          <office:change-info>
            <dc:creator> </dc:creator>
            <dc:date>2017-04-19T11:38:44.814418570</dc:date>
          </office:change-info>
          <table:previous table:id="ct39">
            <table:change-track-table-cell office:value-type="float" office:value="1"/>
          </table:previous>
        </table:cell-content-change>
        <table:cell-content-change table:id="ct51">
          <table:cell-address table:column="3" table:row="16" table:table="4"/>
          <office:change-info>
            <dc:creator> </dc:creator>
            <dc:date>2017-04-19T11:38:46.423247036</dc:date>
          </office:change-info>
          <table:previous>
            <table:change-track-table-cell/>
          </table:previous>
        </table:cell-content-change>
        <table:cell-content-change table:id="ct52">
          <table:cell-address table:column="4" table:row="16" table:table="4"/>
          <office:change-info>
            <dc:creator> </dc:creator>
            <dc:date>2017-04-19T11:38:51.487001560</dc:date>
          </office:change-info>
          <table:previous>
            <table:change-track-table-cell/>
          </table:previous>
        </table:cell-content-change>
        <table:cell-content-change table:id="ct53">
          <table:cell-address table:column="5" table:row="16" table:table="4"/>
          <office:change-info>
            <dc:creator> </dc:creator>
            <dc:date>2017-04-19T11:38:54.900853437</dc:date>
          </office:change-info>
          <table:previous>
            <table:change-track-table-cell/>
          </table:previous>
        </table:cell-content-change>
        <table:cell-content-change table:id="ct54">
          <table:cell-address table:column="0" table:row="8" table:table="5"/>
          <office:change-info>
            <dc:creator> </dc:creator>
            <dc:date>2017-04-19T11:40:00.441524439</dc:date>
          </office:change-info>
          <table:previous>
            <table:change-track-table-cell/>
          </table:previous>
        </table:cell-content-change>
        <table:cell-content-change table:id="ct55">
          <table:cell-address table:column="1" table:row="8" table:table="5"/>
          <office:change-info>
            <dc:creator> </dc:creator>
            <dc:date>2017-04-19T11:40:23.521136622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8" table:table="5"/>
          <office:change-info>
            <dc:creator> </dc:creator>
            <dc:date>2017-04-19T11:41:09.762797043</dc:date>
          </office:change-info>
          <table:previous>
            <table:change-track-table-cell/>
          </table:previous>
        </table:cell-content-change>
        <table:cell-content-change table:id="ct57">
          <table:cell-address table:column="3" table:row="8" table:table="5"/>
          <office:change-info>
            <dc:creator> </dc:creator>
            <dc:date>2017-04-19T11:41:23.855405262</dc:date>
          </office:change-info>
          <table:previous>
            <table:change-track-table-cell/>
          </table:previous>
        </table:cell-content-change>
        <table:cell-content-change table:id="ct58">
          <table:cell-address table:column="4" table:row="8" table:table="5"/>
          <office:change-info>
            <dc:creator> </dc:creator>
            <dc:date>2017-04-19T11:41:43.038882611</dc:date>
          </office:change-info>
          <table:previous>
            <table:change-track-table-cell/>
          </table:previous>
        </table:cell-content-change>
        <table:cell-content-change table:id="ct59">
          <table:cell-address table:column="5" table:row="8" table:table="5"/>
          <office:change-info>
            <dc:creator> </dc:creator>
            <dc:date>2017-04-19T11:41:54.659116693</dc:date>
          </office:change-info>
          <table:previous>
            <table:change-track-table-cell/>
          </table:previous>
        </table:cell-content-change>
        <table:cell-content-change table:id="ct60">
          <table:cell-address table:column="0" table:row="9" table:table="5"/>
          <office:change-info>
            <dc:creator> </dc:creator>
            <dc:date>2017-04-19T11:42:24.385323527</dc:date>
          </office:change-info>
          <table:previous>
            <table:change-track-table-cell/>
          </table:previous>
        </table:cell-content-change>
        <table:cell-content-change table:id="ct61">
          <table:cell-address table:column="1" table:row="9" table:table="5"/>
          <office:change-info>
            <dc:creator> </dc:creator>
            <dc:date>2017-04-19T11:42:33.429397526</dc:date>
          </office:change-info>
          <table:previous>
            <table:change-track-table-cell/>
          </table:previous>
        </table:cell-content-change>
        <table:cell-content-change table:id="ct62">
          <table:cell-address table:column="2" table:row="9" table:table="5"/>
          <office:change-info>
            <dc:creator> </dc:creator>
            <dc:date>2017-04-19T11:44:08.25080486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9" table:table="5"/>
          <office:change-info>
            <dc:creator> </dc:creator>
            <dc:date>2017-04-19T11:44:18.288479035</dc:date>
          </office:change-info>
          <table:previous>
            <table:change-track-table-cell/>
          </table:previous>
        </table:cell-content-change>
        <table:cell-content-change table:id="ct64">
          <table:cell-address table:column="4" table:row="9" table:table="5"/>
          <office:change-info>
            <dc:creator> </dc:creator>
            <dc:date>2017-04-19T11:44:38.249738870</dc:date>
          </office:change-info>
          <table:previous>
            <table:change-track-table-cell/>
          </table:previous>
        </table:cell-content-change>
        <table:cell-content-change table:id="ct65">
          <table:cell-address table:column="5" table:row="9" table:table="5"/>
          <office:change-info>
            <dc:creator> </dc:creator>
            <dc:date>2017-04-19T11:44:47.277327356</dc:date>
          </office:change-info>
          <table:previous>
            <table:change-track-table-cell/>
          </table:previous>
        </table:cell-content-change>
        <table:cell-content-change table:id="ct66">
          <table:cell-address table:column="0" table:row="10" table:table="5"/>
          <office:change-info>
            <dc:creator> </dc:creator>
            <dc:date>2017-04-19T11:45:20.241379959</dc:date>
          </office:change-info>
          <table:previous>
            <table:change-track-table-cell/>
          </table:previous>
        </table:cell-content-change>
        <table:cell-content-change table:id="ct67">
          <table:cell-address table:column="1" table:row="10" table:table="5"/>
          <office:change-info>
            <dc:creator> </dc:creator>
            <dc:date>2017-04-19T11:45:40.838075291</dc:date>
          </office:change-info>
          <table:previous>
            <table:change-track-table-cell/>
          </table:previous>
        </table:cell-content-change>
        <table:cell-content-change table:id="ct68">
          <table:cell-address table:column="2" table:row="10" table:table="5"/>
          <office:change-info>
            <dc:creator> </dc:creator>
            <dc:date>2017-04-19T11:46:28.449633066</dc:date>
          </office:change-info>
          <table:previous>
            <table:change-track-table-cell/>
          </table:previous>
        </table:cell-content-change>
        <table:cell-content-change table:id="ct69">
          <table:cell-address table:column="3" table:row="10" table:table="5"/>
          <office:change-info>
            <dc:creator> </dc:creator>
            <dc:date>2017-04-19T11:46:37.358926168</dc:date>
          </office:change-info>
          <table:previous>
            <table:change-track-table-cell/>
          </table:previous>
        </table:cell-content-change>
        <table:cell-content-change table:id="ct70">
          <table:cell-address table:column="4" table:row="10" table:table="5"/>
          <office:change-info>
            <dc:creator> </dc:creator>
            <dc:date>2017-04-19T11:46:46.677891359</dc:date>
          </office:change-info>
          <table:previous>
            <table:change-track-table-cell/>
          </table:previous>
        </table:cell-content-change>
        <table:cell-content-change table:id="ct71">
          <table:cell-address table:column="5" table:row="10" table:table="5"/>
          <office:change-info>
            <dc:creator> </dc:creator>
            <dc:date>2017-04-19T11:46:55.971962234</dc:date>
          </office:change-info>
          <table:previous>
            <table:change-track-table-cell/>
          </table:previous>
        </table:cell-content-change>
        <table:cell-content-change table:id="ct72">
          <table:cell-address table:column="0" table:row="3" table:table="0"/>
          <office:change-info>
            <dc:creator> </dc:creator>
            <dc:date>2017-04-19T11:47:25.417633466</dc:date>
          </office:change-info>
          <table:previous>
            <table:change-track-table-cell office:value-type="string">
              <text:p>Version 0.2, 13<text:span text:style-name="T1">th</text:span> April 2017</text:p>
            </table:change-track-table-cell>
          </table:previous>
        </table:cell-content-change>
        <table:cell-content-change table:id="ct73">
          <table:cell-address table:column="2" table:row="14" table:table="4"/>
          <office:change-info>
            <dc:creator> </dc:creator>
            <dc:date>2017-04-19T12:30:49.975263922</dc:date>
          </office:change-info>
          <table:previous table:id="ct30">
            <table:change-track-table-cell office:value-type="string">
              <text:p>The GUI shall have all of its features presented in one tabbed window for easy of use.</text:p>
            </table:change-track-table-cell>
          </table:previous>
        </table:cell-content-change>
        <table:cell-content-change table:id="ct74">
          <table:cell-address table:column="2" table:row="10" table:table="5"/>
          <office:change-info>
            <dc:creator> </dc:creator>
            <dc:date>2017-04-19T12:31:34.106235903</dc:date>
          </office:change-info>
          <table:previous table:id="ct68">
            <table:change-track-table-cell office:value-type="string">
              <text:p>The automated control system MUST have an emergency shut-off feature.</text:p>
            </table:change-track-table-cell>
          </table:previous>
        </table:cell-content-change>
        <table:insertion table:id="ct75" table:type="row" table:position="7" table:table="6">
          <office:change-info>
            <dc:creator> </dc:creator>
            <dc:date>2017-04-19T12:31:52.381404958</dc:date>
          </office:change-info>
          <table:dependencies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</table:dependencies>
        </table:insertion>
        <table:cell-content-change table:id="ct76">
          <table:cell-address table:column="0" table:row="7" table:table="6"/>
          <office:change-info>
            <dc:creator> </dc:creator>
            <dc:date>2017-04-19T12:31:59.016820950</dc:date>
          </office:change-info>
          <table:previous>
            <table:change-track-table-cell/>
          </table:previous>
        </table:cell-content-change>
        <table:cell-content-change table:id="ct77">
          <table:cell-address table:column="1" table:row="7" table:table="6"/>
          <office:change-info>
            <dc:creator> </dc:creator>
            <dc:date>2017-04-19T12:32:03.161928660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7" table:table="6"/>
          <office:change-info>
            <dc:creator> </dc:creator>
            <dc:date>2017-04-19T12:32:27.257181964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7" table:table="6"/>
          <office:change-info>
            <dc:creator> </dc:creator>
            <dc:date>2017-04-19T12:32:28.787435315</dc:date>
          </office:change-info>
          <table:previous>
            <table:change-track-table-cell/>
          </table:previous>
        </table:cell-content-change>
        <table:cell-content-change table:id="ct80">
          <table:cell-address table:column="4" table:row="7" table:table="6"/>
          <office:change-info>
            <dc:creator> </dc:creator>
            <dc:date>2017-04-19T12:32:32.783469781</dc:date>
          </office:change-info>
          <table:previous>
            <table:change-track-table-cell/>
          </table:previous>
        </table:cell-content-change>
        <table:cell-content-change table:id="ct81">
          <table:cell-address table:column="5" table:row="7" table:table="6"/>
          <office:change-info>
            <dc:creator> </dc:creator>
            <dc:date>2017-04-19T12:32:35.838375264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/>
      <table:table table:name="Summary" table:style-name="ta1" table:print-ranges="Summary.A1:Summary.I22">
        <table:shapes>
          <draw:frame draw:z-index="0" draw:name="Image 1" draw:style-name="gr1" draw:text-style-name="P1" svg:width="17.6mm" svg:height="17.5mm" svg:x="118.1mm" svg:y="126.25mm">
            <draw:image xlink:href="Pictures/10000201000000400000004020E0B7192A8E8C4F.pn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9" table:number-rows-spanned="1">
            <text:p>Wimborne Model Town River System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9" table:number-rows-spanned="1">
            <text:p>Version 0.3, 19<text:span text:style-name="T1">th</text:span> April 2017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9" table:number-rows-spanned="1">
            <text:p>Functional Requirements Index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4">
          <table:table-cell table:style-name="ce3"/>
          <table:table-cell table:style-name="Default" table:number-columns-repeated="5"/>
          <table:table-cell table:number-columns-repeated="3"/>
        </table:table-row>
        <table:table-row table:style-name="ro5">
          <table:table-cell table:formula="of:=['Phase 1'.A3]" office:value-type="string" office:string-value="Phase 1 – Cleaning, Clearing and Flow Improvement" calcext:value-type="string" table:number-columns-spanned="6" table:number-rows-spanned="1">
            <text:p>Phase 1 – Cleaning, Clearing and Flow Improvement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2'.A3]" office:value-type="string" office:string-value="Phase 2 – Improve Water Clarity and the WMT as a Visitor Attraction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3'.A3]" office:value-type="string" office:string-value="Phase 3 – Reduce the Dependence of the River System on Mains Water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4'.A2]" office:value-type="string" office:string-value="Phase 4 – Automate the System" calcext:value-type="string" table:number-columns-spanned="6" table:number-rows-spanned="1">
            <text:p>Phase 4 – Automate the System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5'.A2]" office:value-type="string" office:string-value="Phase 5 – Expand Rainwater Storage and Irrigation" calcext:value-type="string" table:number-columns-spanned="6" table:number-rows-spanned="1">
            <text:p>Phase 5 – Expand Rainwater Storage and Irrigation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6'.A2]" office:value-type="string" office:string-value="Phase 6 – Stored Water Balancing Between Storage Sites" calcext:value-type="string" table:number-columns-spanned="6" table:number-rows-spanned="1">
            <text:p>Phase 6 – Stored Water Balancing Between Storage Sites</text:p>
          </table:table-cell>
          <table:covered-table-cell table:number-columns-repeated="5"/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table:style-name="Default" table:number-columns-repeated="6"/>
          <table:table-cell table:number-columns-repeated="3"/>
        </table:table-row>
        <table:table-row table:style-name="ro6">
          <table:table-cell table:style-name="ce6" office:value-type="string" calcext:value-type="string" table:number-columns-spanned="9" table:number-rows-spanned="1">
            <text:p>This work is licensed under the Creative Commons Attribution-NonCommercial-ShareAlike 4.0 International License. To view a copy of this license, visit http://creativecommons.org/licenses/by-nc-sa/4.0/.</text:p>
          </table:table-cell>
          <table:covered-table-cell table:number-columns-repeated="5" table:style-name="Default"/>
          <table:covered-table-cell table:number-columns-repeated="3"/>
        </table:table-row>
      </table:table>
      <table:table table:name="Phase 1" table:style-name="ta1" table:print-ranges="'Phase 1'.A1:'Phase 1'.F2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9"/>
        <table:table-column table:style-name="co3" table:number-columns-repeated="2" table:default-cell-style-name="ce29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1 – Cleaning, Clearing and Flow Improvement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header-rows>
          <table:table-row table:style-name="ro5">
            <table:table-cell table:style-name="ce8" office:value-type="string" calcext:value-type="string" table:number-columns-spanned="2" table:number-rows-spanned="1">
              <text:p>Requirement Numbers</text:p>
            </table:table-cell>
            <table:covered-table-cell table:style-name="ce8"/>
            <table:table-cell table:style-name="ce8" office:value-type="string" calcext:value-type="string" table:number-columns-spanned="1" table:number-rows-spanned="2">
              <text:p>Requirement</text:p>
            </table:table-cell>
            <table:table-cell table:style-name="ce8" office:value-type="string" calcext:value-type="string" table:number-columns-spanned="1" table:number-rows-spanned="2">
              <text:p>Priority</text:p>
            </table:table-cell>
            <table:table-cell table:style-name="ce8" office:value-type="string" calcext:value-type="string" table:number-columns-spanned="1" table:number-rows-spanned="2">
              <text:p>Type</text:p>
            </table:table-cell>
            <table:table-cell table:style-name="ce8" office:value-type="string" calcext:value-type="string" table:number-columns-spanned="1" table:number-rows-spanned="2">
              <text:p>Status</text:p>
            </table:table-cell>
          </table:table-row>
          <table:table-row table:style-name="ro5">
            <table:table-cell table:style-name="ce8" office:value-type="string" calcext:value-type="string">
              <text:p>Source</text:p>
            </table:table-cell>
            <table:table-cell table:style-name="ce8" office:value-type="string" calcext:value-type="string">
              <text:p>Derived</text:p>
            </table:table-cell>
            <table:covered-table-cell table:number-columns-repeated="4" table:style-name="ce8"/>
          </table:table-row>
        </table:table-header-rows>
        <table:table-row table:style-name="ro5">
          <table:table-cell table:style-name="ce9" office:value-type="string" calcext:value-type="string">
            <text:p>2.1.1</text:p>
          </table:table-cell>
          <table:table-cell table:style-name="ce15"/>
          <table:table-cell table:style-name="ce19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1" calcext:value-type="float">
            <text:p>1.1</text:p>
          </table:table-cell>
          <table:table-cell table:style-name="ce20" office:value-type="string" calcext:value-type="string">
            <text:p>The Project shall remove obstructions to water flow in the riv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2" calcext:value-type="float">
            <text:p>1.2</text:p>
          </table:table-cell>
          <table:table-cell table:style-name="ce20" office:value-type="string" calcext:value-type="string">
            <text:p>The Project shall remove obstructions to water flow in the plumbing system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number-columns-repeated="2" table:style-name="ce10" office:value-type="float" office:value="1.3" calcext:value-type="float">
            <text:p>1.3</text:p>
          </table:table-cell>
          <table:table-cell table:style-name="ce20" office:value-type="string" calcext:value-type="string">
            <text:p>The Project shall provide a more powerful, more efficient, variable speed pump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11" office:value-type="string" calcext:value-type="string">
            <text:p>2.1.2</text:p>
          </table:table-cell>
          <table:table-cell table:style-name="ce16"/>
          <table:table-cell table:style-name="ce21" office:value-type="string" calcext:value-type="string">
            <text:p>Reduce the dependence of the river system on mains water.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In progress</text:p>
          </table:table-cell>
        </table:table-row>
        <table:table-row table:style-name="ro5"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4" calcext:value-type="float">
            <text:p>1.4</text:p>
          </table:table-cell>
          <table:table-cell table:style-name="ce20" office:value-type="string" calcext:value-type="string">
            <text:p>The system shall maintain the integrity of the river bed by stopping all identifiable leaks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 <text:span text:style-name="T2">1</text:span></text:p>
          </table:table-cell>
        </table:table-row>
        <table:table-row table:style-name="ro7">
          <table:table-cell table:style-name="ce12" table:number-columns-repeated="2"/>
          <table:table-cell table:style-name="ce22"/>
          <table:table-cell table:style-name="ce27" table:number-columns-repeated="3"/>
        </table:table-row>
        <table:table-row table:style-name="ro8">
          <table:table-cell table:style-name="ce13" office:value-type="string" calcext:value-type="string">
            <text:p>Notes: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This Requirement has essentially been fulfilled, but it is recognised that it is an ongoing maintenance task which will require attention at least every Winter.</text:p>
          </table:table-cell>
          <table:table-cell table:style-name="ce27" table:number-columns-repeated="3"/>
        </table:table-row>
        <table:table-row table:style-name="ro7">
          <table:table-cell table:style-name="ce14"/>
          <table:table-cell table:style-name="ce18"/>
          <table:table-cell table:style-name="ce23"/>
          <table:table-cell table:style-name="ce27" table:number-columns-repeated="3"/>
        </table:table-row>
        <table:table-row table:style-name="ro7" table:number-rows-repeated="106">
          <table:table-cell table:style-name="ce14" table:number-columns-repeated="3"/>
          <table:table-cell table:style-name="ce28" table:number-columns-repeated="3"/>
        </table:table-row>
        <table:table-row table:style-name="ro1" table:number-rows-repeated="5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hase 2" table:style-name="ta1" table:print-ranges="'Phase 2'.A1:'Phase 2'.F22">
        <table:table-column table:style-name="co3" table:number-columns-repeated="2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6" table:default-cell-style-name="ce28"/>
        <table:table-row table:style-name="ro1">
          <table:table-cell table:style-name="Default"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41"/>
        </table:table-row>
        <table:table-row table:style-name="ro4">
          <table:table-cell table:style-name="ce37" office:value-type="string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 table:style-name="ce41"/>
        </table:table-row>
        <table:table-row table:style-name="ro1">
          <table:table-cell table:style-name="ce38" table:number-columns-repeated="6"/>
        </table:table-row>
        <table:table-row table:style-name="ro5">
          <table:table-cell table:style-name="ce39" office:value-type="string" calcext:value-type="string" table:number-columns-spanned="2" table:number-rows-spanned="1">
            <text:p>Requirement Numbers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Requirement</text:p>
          </table:table-cell>
          <table:table-cell table:style-name="ce39" office:value-type="string" calcext:value-type="string" table:number-columns-spanned="1" table:number-rows-spanned="2">
            <text:p>Priority</text:p>
          </table:table-cell>
          <table:table-cell table:style-name="ce39" office:value-type="string" calcext:value-type="string" table:number-columns-spanned="1" table:number-rows-spanned="2">
            <text:p>Type</text:p>
          </table:table-cell>
          <table:table-cell table:style-name="ce39" office:value-type="string" calcext:value-type="string" table:number-columns-spanned="1" table:number-rows-spanned="2">
            <text:p>Status</text:p>
          </table:table-cell>
        </table:table-row>
        <table:table-row table:style-name="ro5">
          <table:table-cell table:style-name="ce39" office:value-type="string" calcext:value-type="string">
            <text:p>Source</text:p>
          </table:table-cell>
          <table:table-cell table:style-name="ce39" office:value-type="string" calcext:value-type="string">
            <text:p>Derived</text:p>
          </table:table-cell>
          <table:covered-table-cell table:number-columns-repeated="4" table:style-name="ce39"/>
        </table:table-row>
        <table:table-row table:style-name="ro5">
          <table:table-cell table:style-name="ce19" office:value-type="string" calcext:value-type="string">
            <text:p>2.1.1</text:p>
          </table:table-cell>
          <table:table-cell table:style-name="ce42"/>
          <table:table-cell table:style-name="ce19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number-columns-repeated="2" table:style-name="ce20" office:value-type="float" office:value="2.1" calcext:value-type="float">
            <text:p>2.1</text:p>
          </table:table-cell>
          <table:table-cell table:style-name="ce20" office:value-type="string" calcext:value-type="string">
            <text:p>The system shall provide a filter cage at the inlet of the pump to prevent large debris from being drawn into the pump impell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number-columns-repeated="2" table:style-name="ce20" office:value-type="float" office:value="2.2" calcext:value-type="float">
            <text:p>2.2</text:p>
          </table:table-cell>
          <table:table-cell table:style-name="ce20" office:value-type="string" calcext:value-type="string">
            <text:p>The system shall provide a <text:s/>natural water filtration system in the form of a bog garden to mechanically and biologically condition the water passing through it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number-columns-repeated="2" table:style-name="ce20" office:value-type="float" office:value="2.3" calcext:value-type="float">
            <text:p>2.3</text:p>
          </table:table-cell>
          <table:table-cell table:style-name="ce20" office:value-type="string" calcext:value-type="string">
            <text:p>The system shall provide a pre-sump filter to prevent large debris from reaching the pump impeller inlet filt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style-name="ce21" office:value-type="string" calcext:value-type="string">
            <text:p>2.1.3</text:p>
          </table:table-cell>
          <table:table-cell table:style-name="ce43"/>
          <table:table-cell table:style-name="ce21" office:value-type="string" calcext:value-type="string">
            <text:p>Enhance WMT as a Visitor Attraction.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In progress<text:span text:style-name="T2">1</text:span></text:p>
          </table:table-cell>
        </table:table-row>
        <table:table-row table:style-name="ro5"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2.4" calcext:value-type="float">
            <text:p>2.4</text:p>
          </table:table-cell>
          <table:table-cell table:style-name="ce20" office:value-type="string" calcext:value-type="string">
            <text:p>A variety of suitable plants shall be planted in the bog garden to create a new eco-system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style-name="ce20" office:value-type="float" office:value="2.2" calcext:value-type="float">
            <text:p>2.2</text:p>
          </table:table-cell>
          <table:table-cell table:style-name="ce20" office:value-type="string" calcext:value-type="string">
            <text:p>2.4.1</text:p>
          </table:table-cell>
          <table:table-cell table:style-name="ce20" office:value-type="string" calcext:value-type="string">
            <text:p>The locations of all plants shall be documented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40" office:value-type="string" calcext:value-type="string">
            <text:p>Notes:</text:p>
          </table:table-cell>
          <table:table-cell table:style-name="ce27" office:value-type="float" office:value="1" calcext:value-type="float">
            <text:p>1</text:p>
          </table:table-cell>
          <table:table-cell table:style-name="ce44" office:value-type="string" calcext:value-type="string">
            <text:p>This requirement appears in multiple places (also in Phase 4) yet isn’t specified precisely. Does this requirement include enhancing WMT’s educational value?</text:p>
          </table:table-cell>
          <table:table-cell table:number-columns-repeated="3"/>
        </table:table-row>
        <table:table-row table:style-name="ro5" table:number-rows-repeated="7">
          <table:table-cell table:number-columns-repeated="6"/>
        </table:table-row>
        <table:table-row table:style-name="ro7" table:number-rows-repeated="55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3" table:style-name="ta1">
        <table:table-column table:style-name="co3" table:number-columns-repeated="2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6" table:default-cell-style-name="ce28"/>
        <table:table-row table:style-name="ro1">
          <table:table-cell table:style-name="Default"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41"/>
        </table:table-row>
        <table:table-row table:style-name="ro4">
          <table:table-cell table:style-name="ce37" office:value-type="string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 table:style-name="ce41"/>
        </table:table-row>
        <table:table-row table:style-name="ro1">
          <table:table-cell table:style-name="ce41" table:number-columns-repeated="6"/>
        </table:table-row>
        <table:table-row table:style-name="ro7">
          <table:table-cell table:style-name="ce45" office:value-type="string" calcext:value-type="string" table:number-columns-spanned="2" table:number-rows-spanned="1">
            <text:p>Requirement Numbers</text:p>
          </table:table-cell>
          <table:covered-table-cell table:style-name="ce46"/>
          <table:table-cell table:style-name="ce8" office:value-type="string" calcext:value-type="string" table:number-columns-spanned="1" table:number-rows-spanned="2">
            <text:p>Requirement</text:p>
          </table:table-cell>
          <table:table-cell table:style-name="ce8" office:value-type="string" calcext:value-type="string" table:number-columns-spanned="1" table:number-rows-spanned="2">
            <text:p>Priority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Derived</text:p>
          </table:table-cell>
          <table:covered-table-cell table:number-columns-repeated="4" table:style-name="ce8"/>
        </table:table-row>
        <table:table-row table:style-name="ro5">
          <table:table-cell table:style-name="ce9" office:value-type="string" calcext:value-type="string">
            <text:p>2.1.2</text:p>
          </table:table-cell>
          <table:table-cell table:style-name="ce15"/>
          <table:table-cell table:style-name="ce30" office:value-type="string" calcext:value-type="string">
            <text:p>Reduce the dependence of the river system on mains water.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Essential</text:p>
          </table:table-cell>
          <table:table-cell table:style-name="ce47" office:value-type="string" calcext:value-type="string">
            <text:p>In progress</text:p>
          </table:table-cell>
        </table:table-row>
        <table:table-row table:style-name="ro5"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1" calcext:value-type="float">
            <text:p>3.1</text:p>
          </table:table-cell>
          <table:table-cell table:style-name="ce31" office:value-type="string" calcext:value-type="string">
            <text:p>Water butts shall be provided to store excess water from the river, so that the level may be replenished as necessary.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 office:value-type="float" office:value="3.1" calcext:value-type="float">
            <text:p>3.1</text:p>
          </table:table-cell>
          <table:table-cell table:style-name="ce10" office:value-type="string" calcext:value-type="string">
            <text:p>3.1.1</text:p>
          </table:table-cell>
          <table:table-cell table:style-name="ce31" office:value-type="string" calcext:value-type="string">
            <text:p>The necessary piping shall be provided between the water butts and the river.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.1.2</text:p>
          </table:table-cell>
          <table:table-cell table:style-name="ce31" office:value-type="string" calcext:value-type="string">
            <text:p>A method of transferring water from the sump to the butts shall be provided.<text:span text:style-name="T3"> 1</text:span>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.1.3</text:p>
          </table:table-cell>
          <table:table-cell table:style-name="ce31" office:value-type="string" calcext:value-type="string">
            <text:p>A stop-tap shall be provided to control the flow of water from the butts to the river.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.1.4</text:p>
          </table:table-cell>
          <table:table-cell table:style-name="ce31" office:value-type="string" calcext:value-type="string">
            <text:p>An overflow facility shall be provided for each butt.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string" calcext:value-type="string">
            <text:p>Desirable</text:p>
          </table:table-cell>
          <table:table-cell table:style-name="ce48" office:value-type="string" calcext:value-type="string">
            <text:p>Not started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3" office:value-type="string" calcext:value-type="string">
            <text:p>Notes: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If practicable, the existing sump pump should be re-used for this purpose.</text:p>
          </table:table-cell>
          <table:table-cell table:number-columns-repeated="3"/>
        </table:table-row>
        <table:table-row table:style-name="ro5" table:number-rows-repeated="17">
          <table:table-cell table:number-columns-repeated="6"/>
        </table:table-row>
        <table:table-row table:style-name="ro7" table:number-rows-repeated="46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4" table:style-name="ta1">
        <table:table-column table:style-name="co3" table:number-columns-repeated="2" table:default-cell-style-name="ce14"/>
        <table:table-column table:style-name="co4" table:default-cell-style-name="ce14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4 – Automate the System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8" office:value-type="string" calcext:value-type="string" table:number-columns-spanned="2" table:number-rows-spanned="1">
            <text:p>Requirement Numbers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Requirement</text:p>
          </table:table-cell>
          <table:table-cell table:style-name="ce8" office:value-type="string" calcext:value-type="string" table:number-columns-spanned="1" table:number-rows-spanned="2">
            <text:p>Priority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Derived</text:p>
          </table:table-cell>
          <table:covered-table-cell table:number-columns-repeated="4" table:style-name="ce8"/>
        </table:table-row>
        <table:table-row table:style-name="ro5">
          <table:table-cell table:style-name="ce9" office:value-type="string" calcext:value-type="string">
            <text:p>2.1.1</text:p>
          </table:table-cell>
          <table:table-cell table:style-name="ce15"/>
          <table:table-cell table:style-name="ce30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number-columns-repeated="2" table:style-name="ce10" office:value-type="float" office:value="4.1" calcext:value-type="float">
            <text:p>4.1</text:p>
          </table:table-cell>
          <table:table-cell table:style-name="ce31" office:value-type="string" calcext:value-type="string">
            <text:p>Capture Requirement for the Phase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This document</text:p>
          </table:table-cell>
        </table:table-row>
        <table:table-row table:style-name="ro5">
          <table:table-cell table:number-columns-repeated="2" table:style-name="ce10" office:value-type="float" office:value="4.2" calcext:value-type="float">
            <text:p>4.2</text:p>
          </table:table-cell>
          <table:table-cell table:style-name="ce31" office:value-type="string" calcext:value-type="string">
            <text:p>Develop high level design for the system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number-columns-repeated="2" table:style-name="ce10" office:value-type="float" office:value="4.3" calcext:value-type="float">
            <text:p>4.3</text:p>
          </table:table-cell>
          <table:table-cell table:style-name="ce49" office:value-type="string" calcext:value-type="string">
            <text:p><text:span text:style-name="T4">The system shall provide a </text:span><text:span text:style-name="T5">fully automated control for all aspects of the river system.</text:span>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4.3.1</text:p>
          </table:table-cell>
          <table:table-cell table:style-name="ce31" office:value-type="string" calcext:value-type="string">
            <text:p>Automated control of the system shall utilise embedded computer techniques. 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4.3.1.1</text:p>
          </table:table-cell>
          <table:table-cell table:style-name="ce31" office:value-type="string" calcext:value-type="string">
            <text:p>The system shall allow for manual (hardware) override of the controlling function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2</text:p>
          </table:table-cell>
          <table:table-cell table:style-name="ce31" office:value-type="string" calcext:value-type="string">
            <text:p>A test mode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4.3.1.3</text:p>
          </table:table-cell>
          <table:table-cell table:style-name="ce31" office:value-type="string" calcext:value-type="string">
            <text:p>A Graphical User Interface (GUI)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4.3.1.3.1</text:p>
          </table:table-cell>
          <table:table-cell table:style-name="ce31" office:value-type="string" calcext:value-type="string">
            <text:p>The GUI shall provide a user-friendly status readout as well as some basic monitoring on its main window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4.3.1.3.2</text:p>
          </table:table-cell>
          <table:table-cell table:style-name="ce31" office:value-type="string" calcext:value-type="string">
            <text:p>The GUI shall have all of its features presented in one tabbed window for ease of use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4.3.1.3.3</text:p>
          </table:table-cell>
          <table:table-cell table:style-name="ce31" office:value-type="string" calcext:value-type="string">
            <text:p>The GUI shall offer software manual override features on its main window for use in the event of a software failure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4.3.1.3.4</text:p>
          </table:table-cell>
          <table:table-cell table:style-name="ce31" office:value-type="string" calcext:value-type="string">
            <text:p>The GUI will be controllable via a PC in the main building and/or directly at the location of the embedded system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1" office:value-type="string" calcext:value-type="string">
            <text:p>2.1.3</text:p>
          </table:table-cell>
          <table:table-cell table:style-name="ce16"/>
          <table:table-cell table:style-name="ce32" office:value-type="string" calcext:value-type="string">
            <text:p>Enhance WMT as a Visitor Attraction.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float" office:value="4.4" calcext:value-type="float">
            <text:p>4.4</text:p>
          </table:table-cell>
          <table:table-cell table:style-name="ce31" office:value-type="string" calcext:value-type="string">
            <text:p>Educational displays shall be provided to inform visitor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office:value-type="float" office:value="4.4" calcext:value-type="float">
            <text:p>4.4</text:p>
          </table:table-cell>
          <table:table-cell table:style-name="ce10" office:value-type="string" calcext:value-type="string">
            <text:p>4.4.1</text:p>
          </table:table-cell>
          <table:table-cell table:style-name="ce31" office:value-type="string" calcext:value-type="string">
            <text:p>A functional overview diagram of how the river control system works/will work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27" office:value-type="float" office:value="4.4" calcext:value-type="float">
            <text:p>4.4</text:p>
          </table:table-cell>
          <table:table-cell table:style-name="ce44" office:value-type="string" calcext:value-type="string">
            <text:p>4.4.2</text:p>
          </table:table-cell>
          <table:table-cell table:style-name="ce44" office:value-type="string" calcext:value-type="string">
            <text:p>Sensor outputs such as flow metres and depth levels shall be displayed for visitors to see.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string" calcext:value-type="string">
            <text:p>Desirable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 table:number-rows-repeated="8">
          <table:table-cell table:number-columns-repeated="6"/>
        </table:table-row>
        <table:table-row table:style-name="ro7" table:number-rows-repeated="52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5" table:style-name="ta1">
        <table:table-column table:style-name="co3" table:default-cell-style-name="ce14"/>
        <table:table-column table:style-name="co1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8" table:default-cell-style-name="ce28"/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5 – Expand Rainwater Storage and Irrigation</text:p>
          </table:table-cell>
          <table:covered-table-cell table:number-columns-repeated="5" table:style-name="Default"/>
        </table:table-row>
        <table:table-row table:style-name="ro9">
          <table:table-cell table:style-name="Default"/>
          <table:table-cell table:style-name="ce51"/>
          <table:table-cell table:style-name="Default" table:number-columns-repeated="4"/>
        </table:table-row>
        <table:table-row table:style-name="ro7">
          <table:table-cell table:style-name="ce8" office:value-type="string" calcext:value-type="string" table:number-columns-spanned="2" table:number-rows-spanned="1">
            <text:p>Requirement Numbers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Requirement</text:p>
          </table:table-cell>
          <table:table-cell table:style-name="ce8" office:value-type="string" calcext:value-type="string" table:number-columns-spanned="1" table:number-rows-spanned="2">
            <text:p>Priority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Derived</text:p>
          </table:table-cell>
          <table:covered-table-cell table:number-columns-repeated="4" table:style-name="ce8"/>
        </table:table-row>
        <table:table-row table:style-name="ro5">
          <table:table-cell table:style-name="ce30" office:value-type="string" calcext:value-type="string">
            <text:p>2.2.2</text:p>
          </table:table-cell>
          <table:table-cell table:style-name="ce52"/>
          <table:table-cell table:style-name="ce53" office:value-type="string" calcext:value-type="string">
            <text:p>Expand rain water harvesting, storage and irrigation feeds to suit needs of river / gardens.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Desirable</text:p>
          </table:table-cell>
          <table:table-cell table:style-name="ce33" office:value-type="string" calcext:value-type="string">
            <text:p>Not started</text:p>
          </table:table-cell>
        </table:table-row>
        <table:table-row table:style-name="ro5">
          <table:table-cell table:style-name="ce31" office:value-type="string" calcext:value-type="string">
            <text:p>-</text:p>
          </table:table-cell>
          <table:table-cell table:style-name="ce10" office:value-type="float" office:value="5.1" calcext:value-type="float">
            <text:p>5.1</text:p>
          </table:table-cell>
          <table:table-cell table:style-name="ce31" office:value-type="string" calcext:value-type="string">
            <text:p>Flexible hoses and ‘soaker’ hoses shall be provided to allow gardeners to irrigate plant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style-name="ce31" office:value-type="string" calcext:value-type="string">
            <text:p>-</text:p>
          </table:table-cell>
          <table:table-cell table:style-name="ce10" office:value-type="string" calcext:value-type="string">
            <text:p>5.1.1</text:p>
          </table:table-cell>
          <table:table-cell table:style-name="ce31" office:value-type="string" calcext:value-type="string">
            <text:p>A means of controlling the flow of water to the soaker hoses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44" office:value-type="string" calcext:value-type="string">
            <text:p>5.1.1</text:p>
          </table:table-cell>
          <table:table-cell table:style-name="ce44" office:value-type="string" calcext:value-type="string">
            <text:p>5.1.1.1</text:p>
          </table:table-cell>
          <table:table-cell table:style-name="ce44" office:value-type="string" calcext:value-type="string">
            <text:p>Initially, a physical control system shall be implemented.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string" calcext:value-type="string">
            <text:p>Essential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>
          <table:table-cell table:style-name="ce27" office:value-type="string" calcext:value-type="string">
            <text:p>5.1.1</text:p>
          </table:table-cell>
          <table:table-cell table:style-name="ce27" office:value-type="string" calcext:value-type="string">
            <text:p>5.1.1.2</text:p>
          </table:table-cell>
          <table:table-cell table:style-name="ce27" office:value-type="string" calcext:value-type="string">
            <text:p>When convenient, an automated software control system shall be implemented.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string" calcext:value-type="string">
            <text:p>Desirable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>
          <table:table-cell table:style-name="ce27" office:value-type="string" calcext:value-type="string">
            <text:p>5.1.1.2</text:p>
          </table:table-cell>
          <table:table-cell table:style-name="ce27" office:value-type="string" calcext:value-type="string">
            <text:p>5.1.1.2.1</text:p>
          </table:table-cell>
          <table:table-cell table:style-name="ce27" office:value-type="string" calcext:value-type="string">
            <text:p>The automated control system must have an emergency shut-off feature.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string" calcext:value-type="string">
            <text:p>Essential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 table:number-rows-repeated="4">
          <table:table-cell table:style-name="Default" table:number-columns-repeated="6"/>
        </table:table-row>
        <table:table-row table:style-name="ro5" table:number-rows-repeated="22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6" table:style-name="ta1">
        <table:table-column table:style-name="co3" table:number-columns-repeated="2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8" table:default-cell-style-name="ce28"/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6 – Stored Water Balancing Between Storage Sites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8" office:value-type="string" calcext:value-type="string" table:number-columns-spanned="2" table:number-rows-spanned="1">
            <text:p>Requirement Numbers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Requirement</text:p>
          </table:table-cell>
          <table:table-cell table:style-name="ce8" office:value-type="string" calcext:value-type="string" table:number-columns-spanned="1" table:number-rows-spanned="2">
            <text:p>Priority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Derived</text:p>
          </table:table-cell>
          <table:covered-table-cell table:number-columns-repeated="4" table:style-name="ce8"/>
        </table:table-row>
        <table:table-row table:style-name="ro5">
          <table:table-cell table:style-name="ce30" office:value-type="string" calcext:value-type="string">
            <text:p>2.2.3</text:p>
          </table:table-cell>
          <table:table-cell table:style-name="ce52"/>
          <table:table-cell table:style-name="ce53" office:value-type="string" calcext:value-type="string">
            <text:p>Stored water “balancing” between storage sites.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Desirable</text:p>
          </table:table-cell>
          <table:table-cell table:style-name="ce33" office:value-type="string" calcext:value-type="string">
            <text:p>Not started</text:p>
          </table:table-cell>
        </table:table-row>
        <table:table-row table:style-name="ro5">
          <table:table-cell table:style-name="ce49" office:value-type="string" calcext:value-type="string">
            <text:p>-</text:p>
          </table:table-cell>
          <table:table-cell table:style-name="ce54" office:value-type="float" office:value="6.1" calcext:value-type="float">
            <text:p>6.1</text:p>
          </table:table-cell>
          <table:table-cell table:style-name="ce49" office:value-type="string" calcext:value-type="string">
            <text:p>Additional rainwater butts shall be located in suitable places to harvest water from the roofs of the WMT buildings.</text:p>
          </table:table-cell>
          <table:table-cell table:style-name="ce55" office:value-type="float" office:value="2" calcext:value-type="float">
            <text:p>2</text:p>
          </table:table-cell>
          <table:table-cell table:style-name="ce49" office:value-type="string" calcext:value-type="string">
            <text:p>Desirable</text:p>
          </table:table-cell>
          <table:table-cell table:style-name="ce56" office:value-type="string" calcext:value-type="string">
            <text:p>Not started</text:p>
          </table:table-cell>
        </table:table-row>
        <table:table-row table:style-name="ro5">
          <table:table-cell table:style-name="ce49" office:value-type="float" office:value="6.1" calcext:value-type="float">
            <text:p>6.1</text:p>
          </table:table-cell>
          <table:table-cell table:style-name="ce54" office:value-type="string" calcext:value-type="string">
            <text:p>6.1.1</text:p>
          </table:table-cell>
          <table:table-cell table:style-name="ce49" office:value-type="string" calcext:value-type="string">
            <text:p>These rainwater butts shall be connected to the existing river control system.</text:p>
          </table:table-cell>
          <table:table-cell table:style-name="ce55" office:value-type="float" office:value="2" calcext:value-type="float">
            <text:p>2</text:p>
          </table:table-cell>
          <table:table-cell table:style-name="ce49" office:value-type="string" calcext:value-type="string">
            <text:p>Desirable</text:p>
          </table:table-cell>
          <table:table-cell table:style-name="ce56" office:value-type="string" calcext:value-type="string">
            <text:p>Not Started</text:p>
          </table:table-cell>
        </table:table-row>
        <table:table-row table:style-name="ro5"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6.1.1</text:p>
          </table:table-cell>
          <table:table-cell table:style-name="ce49" office:value-type="string" calcext:value-type="string">
            <text:p><text:span text:style-name="T4">A means of balancing the water levels in the </text:span><text:span text:style-name="T6">rainwater butts</text:span><text:span text:style-name="T7"> shall be provided.</text:span></text:p>
          </table:table-cell>
          <table:table-cell table:style-name="ce55" office:value-type="float" office:value="2" calcext:value-type="float">
            <text:p>2</text:p>
          </table:table-cell>
          <table:table-cell table:style-name="ce49" office:value-type="string" calcext:value-type="string">
            <text:p>Desirable</text:p>
          </table:table-cell>
          <table:table-cell table:style-name="ce56" office:value-type="string" calcext:value-type="string">
            <text:p>Not started</text:p>
          </table:table-cell>
        </table:table-row>
        <table:table-row table:style-name="ro5" table:number-rows-repeated="29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Wimborne Model Town - Functional Requirements</text:p>
        <text:p><text:sheet-name>???</text:sheet-name></text:p>
      </style:header>
      <style:header-left style:display="false"/>
      <style:footer>
        <style:region-left>
          <text:p>Version 0.2, April 2017 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5:56:14.767140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y Coles</meta:initial-creator>
    <meta:creation-date>2017-04-12T14:47:23.289979336</meta:creation-date>
    <dc:date>2017-04-19T13:50:45.226647735</dc:date>
    <meta:editing-duration>PT1H56M30S</meta:editing-duration>
    <meta:editing-cycles>15</meta:editing-cycles>
    <meta:generator>LibreOffice/5.2.2.2$Linux_X86_64 LibreOffice_project/20m0$Build-2</meta:generator>
    <meta:document-statistic meta:table-count="7" meta:cell-count="332" meta:object-count="1"/>
  </office:meta>
</office:document-meta>
</file>